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geNumber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PageNumb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Number.RtfPageNumber( RtfContainer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Number.RtfPageNumber( RtfParagraph parent , Writer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PageNumber.RtfPageNumber( IRtfPageNumber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